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 style:data-style-name="N164">
      <style:table-cell-properties style:text-align-source="fix" style:repeat-content="false"/>
      <style:paragraph-properties fo:text-align="end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Load Pr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stocks?language=Python&amp;location=document" xlink:type="simple"/>
              </office:event-listeners>
            </form:button>
            <form:button form:name="Push Button 1" form:control-implementation="ooo:com.sun.star.form.component.CommandButton" xml:id="control2" form:id="control2" form:label="Load FX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fx?language=Python&amp;location=document" xlink:type="simple"/>
              </office:event-listeners>
            </form:button>
            <form:button form:name="Push Button 1" form:control-implementation="ooo:com.sun.star.form.component.CommandButton" xml:id="control3" form:id="control3" form:label="Load Indi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LoadPrices.py$get_yahoo_indices?language=Python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number-columns-repeated="3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A simple demo spreadshee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ickers</text:p>
          </table:table-cell>
          <table:table-cell table:number-columns-repeated="2" table:style-name="ce3" office:value-type="string" calcext:value-type="string">
            <text:p>Data</text:p>
          </table:table-cell>
          <table:table-cell/>
          <table:table-cell table:style-name="ce1" office:value-type="string" calcext:value-type="string">
            <text:p>Tickers</text:p>
          </table:table-cell>
          <table:table-cell table:style-name="ce3" office:value-type="string" calcext:value-type="string">
            <text:p>Data</text:p>
          </table:table-cell>
          <table:table-cell/>
          <table:table-cell table:style-name="ce1" office:value-type="string" calcext:value-type="string">
            <text:p>Tickers</text:p>
          </table:table-cell>
          <table:table-cell table:number-columns-repeated="2" table:style-name="ce3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BARC.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EURUSD=X</text:p>
          </table:table-cell>
          <table:table-cell table:style-name="ce6" office:value-type="string" calcext:value-type="string">
            <text:p>x</text:p>
          </table:table-cell>
          <table:table-cell/>
          <table:table-cell office:value-type="string" calcext:value-type="string">
            <text:p>^FTSE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OD.L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4" office:value-type="string" calcext:value-type="string">
            <text:p>EURCHF=X</text:p>
          </table:table-cell>
          <table:table-cell table:style-name="ce6" office:value-type="string" calcext:value-type="string">
            <text:p>x</text:p>
          </table:table-cell>
          <table:table-cell/>
          <table:table-cell office:value-type="string" calcext:value-type="string">
            <text:p>FTSE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EURGBP=X</text:p>
          </table:table-cell>
          <table:table-cell table:style-name="ce6" office:value-type="string" calcext:value-type="string">
            <text:p>x</text:p>
          </table:table-cell>
          <table:table-cell/>
          <table:table-cell office:value-type="string" calcext:value-type="string">
            <text:p>GDAXI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S7.F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5" office:value-type="string" calcext:value-type="string">
            <text:p>EUR/GBP</text:p>
          </table:table-cell>
          <table:table-cell table:style-name="ce6" office:value-type="string" calcext:value-type="string">
            <text:p>x</text:p>
          </table:table-cell>
          <table:table-cell/>
          <table:table-cell office:value-type="string" calcext:value-type="string">
            <text:p>DJI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EUR:GBP</text:p>
          </table:table-cell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.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style-name="ce5" office:value-type="string" calcext:value-type="string">
            <text:p>EURGBP</text:p>
          </table:table-cell>
          <table:table-cell table:style-name="ce6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ver match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>
            <draw:control table:end-cell-address="Sheet1.C14" table:end-x="22.12mm" table:end-y="4.16mm" draw:z-index="0" draw:text-style-name="P1" svg:width="28.85mm" svg:height="10mm" svg:x="15.85mm" svg:y="3.19mm" draw:control="control1"/>
          </table:table-cell>
          <table:table-cell table:number-columns-repeated="2"/>
          <table:table-cell table:style-name="ce2">
            <draw:control table:end-cell-address="Sheet1.F14" table:end-x="22.36mm" table:end-y="4.16mm" draw:z-index="1" draw:text-style-name="P1" svg:width="28.87mm" svg:height="10mm" svg:x="16.09mm" svg:y="3.19mm" draw:control="control2"/>
          </table:table-cell>
          <table:table-cell table:number-columns-repeated="2"/>
          <table:table-cell>
            <draw:control table:end-cell-address="Sheet1.J14" table:end-x="0.04mm" table:end-y="4.16mm" draw:z-index="2" draw:text-style-name="P1" svg:width="29.02mm" svg:height="10mm" svg:x="16.19mm" svg:y="3.19mm" draw:control="control3"/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5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de" number:country="AT">€</number:currency-symbol>
      <number:text> </number:text>
      <number:number number:decimal-places="1" loext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1" loext:min-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1" loext:min-decimal-places="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number-style style:name="N121P0" style:volatile="true">
      <number:number number:decimal-places="2" loext:min-decimal-places="2" number:min-integer-digits="1"/>
    </number:number-style>
    <number:number-style style:name="N121">
      <style:text-properties fo:color="#ff0000"/>
      <number:text>-</number:text>
      <number:number number:decimal-places="2" loext:min-decimal-places="2" number:min-integer-digits="1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percentage-style style:name="N123">
      <number:number number:decimal-places="3" loext:min-decimal-places="3" number:min-integer-digits="1"/>
      <number:text>%</number:text>
    </number:percentage-style>
    <number:currency-style style:name="N125P0" style:volatile="true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3" loext:min-decimal-places="3" number:min-integer-digits="1"/>
    </number:number-style>
    <number:number-style style:name="N127P0" style:volatile="true">
      <number:number number:decimal-places="3" loext:min-decimal-places="3" number:min-integer-digits="1"/>
    </number:number-style>
    <number:number-style style:name="N127">
      <style:text-properties fo:color="#ff0000"/>
      <number:text>-</number:text>
      <number:number number:decimal-places="3" loext:min-decimal-places="3" number:min-integer-digits="1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/>
    </number:number-style>
    <number:number-style style:name="N128">
      <style:text-properties fo:color="#ff0000"/>
      <number:text>-</number:text>
      <number:number number:decimal-places="0" loext:min-decimal-places="0" number:min-integer-digits="1"/>
      <style:map style:condition="value()&gt;=0" style:apply-style-name="N128P0"/>
    </number:number-style>
    <number:percentage-style style:name="N129P0" style:volatile="true">
      <number:number number:decimal-places="2" loext:min-decimal-places="2" number:min-integer-digits="1"/>
      <number:text>%</number:text>
    </number:percentage-style>
    <number:number-style style:name="N129">
      <number:number number:decimal-places="0" loext:min-decimal-places="0" number:min-integer-digits="1"/>
      <style:map style:condition="value()&gt;=0" style:apply-style-name="N129P0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3" loext:min-decimal-places="3" number:min-integer-digits="1" number:grouping="true"/>
    </number:number-style>
    <number:number-style style:name="N132P0" style:volatile="true">
      <number:number number:decimal-places="2" loext:min-decimal-places="2" number:min-integer-digits="1"/>
    </number:number-style>
    <number:number-style style:name="N132">
      <number:text>-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/>
    </number:number-style>
    <number:number-style style:name="N134P1" style:volatile="true">
      <number:text>-</number:text>
      <number:number number:decimal-places="2" loext:min-decimal-places="2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number number:decimal-places="2" loext:min-decimal-places="2" number:min-integer-digits="1"/>
    </number:number-style>
    <number:number-style style:name="N135P1" style:volatile="true">
      <number:text>-</number:text>
      <number:number number:decimal-places="2" loext:min-decimal-places="2" number:min-integer-digits="1"/>
    </number:number-style>
    <number:number-style style:name="N135">
      <number:number number:decimal-places="0" loext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number:text>-</number:text>
      <number:number number:decimal-places="2" loext:min-decimal-places="2" number:min-integer-digits="1"/>
    </number:number-style>
    <number:number-style style:name="N136">
      <number:text>0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3" loext:min-decimal-places="3" number:min-integer-digits="1"/>
    </number:number-style>
    <number:number-style style:name="N138P1" style:volatile="true">
      <number:text>-</number:text>
      <number:number number:decimal-places="3" loext:min-decimal-places="3" number:min-integer-digits="1"/>
    </number:number-style>
    <number:number-style style:name="N138">
      <number:text>0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date-style style:name="N14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50P0"/>
    </number:currency-style>
    <number:percentage-style style:name="N151P0" style:volatile="true">
      <number:number number:decimal-places="2" loext:min-decimal-places="2" number:min-integer-digits="1"/>
      <number:text>%</number:text>
    </number:percentage-style>
    <number:percentage-style style:name="N151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51P0"/>
    </number:percentage-style>
    <number:currency-style style:name="N15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54"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54P0"/>
    </number:currency-style>
    <number:number-style style:name="N155">
      <number:number number:decimal-places="7" loext:min-decimal-places="7" number:min-integer-digits="1"/>
    </number:number-style>
    <number:percentage-style style:name="N156">
      <number:number number:decimal-places="2" loext:min-decimal-places="2" number:min-integer-digits="2"/>
      <number:text>%</number:text>
    </number:percentage-style>
    <number:currency-style style:name="N158P0" style:volatile="true">
      <number:number number:decimal-places="2" loext:min-decimal-places="2" number:min-integer-digits="1" number:grouping="true"/>
      <number:text> </number:text>
      <number:currency-symbol>CZK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ZK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currency-style style:name="N162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2P0"/>
    </number:currency-style>
    <number:number-style style:name="N163" number:title="User-def~ined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4" loext:min-decimal-places="4" number:min-integer-digits="0" number:grouping="true"/>
    </number:number-style>
    <number:number-style style:name="N166">
      <number:number number:decimal-places="1" loext:min-decimal-places="1" number:min-integer-digits="1" number:grouping="true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68">
      <number:text/>
      <style:map style:condition="value()&gt;0" style:apply-style-name="N168P0"/>
      <style:map style:condition="value()&lt;0" style:apply-style-name="N168P1"/>
    </number:number-style>
    <number:percentage-style style:name="N171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1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1">
      <number:text/>
      <style:map style:condition="value()&gt;=4" style:apply-style-name="N171P0"/>
      <style:map style:condition="value()&lt;4" style:apply-style-name="N171P1"/>
    </number:number-style>
    <number:percentage-style style:name="N172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2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2">
      <number:number number:min-integer-digits="1"/>
      <number:text/>
      <style:map style:condition="value()&gt;=4" style:apply-style-name="N172P0"/>
      <style:map style:condition="value()&lt;4" style:apply-style-name="N172P1"/>
    </number:number-style>
    <number:percentage-style style:name="N173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3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3">
      <number:number number:min-integer-digits="1"/>
      <number:text/>
      <style:map style:condition="value()&gt;4" style:apply-style-name="N173P0"/>
      <style:map style:condition="value()&lt;4" style:apply-style-name="N173P1"/>
    </number:number-style>
    <number:percentage-style style:name="N174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4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4">
      <number:number number:min-integer-digits="1"/>
      <number:text/>
      <style:map style:condition="value()&gt;0" style:apply-style-name="N174P0"/>
      <style:map style:condition="value()&lt;4" style:apply-style-name="N174P1"/>
    </number:number-style>
    <number:percentage-style style:name="N175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5P1" style:volatile="true">
      <style:text-properties fo:color="#ff0000"/>
      <number:number number:decimal-places="2" loext:min-decimal-places="2" number:min-integer-digits="1"/>
      <number:text>%</number:text>
    </number:percentage-style>
    <number:number-style style:name="N175">
      <number:number number:min-integer-digits="1"/>
      <number:text/>
      <style:map style:condition="value()&gt;0" style:apply-style-name="N175P0"/>
      <style:map style:condition="value()&lt;0" style:apply-style-name="N175P1"/>
    </number:number-style>
    <number:percentage-style style:name="N176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6P1" style:volatile="true">
      <number:number number:decimal-places="2" loext:min-decimal-places="2" number:min-integer-digits="1"/>
      <number:text>%</number:text>
    </number:percentage-style>
    <number:number-style style:name="N176">
      <number:number number:min-integer-digits="1"/>
      <number:text/>
      <style:map style:condition="value()&gt;0" style:apply-style-name="N176P0"/>
      <style:map style:condition="value()&lt;0" style:apply-style-name="N176P1"/>
    </number:number-style>
    <number:percentage-style style:name="N177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7P1" style:volatile="true">
      <number:number number:decimal-places="2" loext:min-decimal-places="2" number:min-integer-digits="1"/>
      <number:text>%</number:text>
    </number:percentage-style>
    <number:number-style style:name="N177">
      <number:number number:min-integer-digits="1"/>
      <number:text/>
      <style:map style:condition="value()&gt;4" style:apply-style-name="N177P0"/>
      <style:map style:condition="value()&lt;0" style:apply-style-name="N177P1"/>
    </number:number-style>
    <number:percentage-style style:name="N178P0" style:volatile="true">
      <style:text-properties fo:color="#00ff00"/>
      <number:number number:decimal-places="2" loext:min-decimal-places="2" number:min-integer-digits="1"/>
      <number:text>%</number:text>
    </number:percentage-style>
    <number:percentage-style style:name="N178">
      <number:number number:decimal-places="2" loext:min-decimal-places="2" number:min-integer-digits="1"/>
      <number:text>%</number:text>
      <style:map style:condition="value()&gt;0.04" style:apply-style-name="N178P0"/>
    </number:percentage-style>
    <number:percentage-style style:name="N179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79">
      <number:number number:decimal-places="2" loext:min-decimal-places="2" number:min-integer-digits="1"/>
      <number:text>%</number:text>
      <style:map style:condition="value()&lt;0.04" style:apply-style-name="N179P0"/>
    </number:percentage-style>
    <number:percentage-style style:name="N180P0" style:volatile="true">
      <number:number number:decimal-places="2" loext:min-decimal-places="2" number:min-integer-digits="1"/>
      <number:text>%</number:text>
    </number:percentage-style>
    <number:percentage-style style:name="N180">
      <style:text-properties fo:color="#0000ff"/>
      <number:number number:decimal-places="2" loext:min-decimal-places="2" number:min-integer-digits="1"/>
      <number:text>%</number:text>
      <style:map style:condition="value()&lt;0.04" style:apply-style-name="N180P0"/>
    </number:percentage-style>
    <number:percentage-style style:name="N182P0" style:volatile="true">
      <number:number number:decimal-places="2" loext:min-decimal-places="2" number:min-integer-digits="1"/>
      <number:text>%</number:text>
    </number:percentage-style>
    <number:percentage-style style:name="N182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2">
      <number:number number:min-integer-digits="1"/>
      <number:text/>
      <style:map style:condition="value()&lt;0.03" style:apply-style-name="N182P0"/>
      <style:map style:condition="value()&gt;=0" style:apply-style-name="N182P1"/>
    </number:number-style>
    <number:percentage-style style:name="N184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4P1" style:volatile="true">
      <style:text-properties fo:color="#0000ff"/>
      <number:number number:decimal-places="2" loext:min-decimal-places="2" number:min-integer-digits="1"/>
      <number:text>%</number:text>
    </number:percentage-style>
    <number:number-style style:name="N184">
      <number:number number:min-integer-digits="1"/>
      <number:text/>
      <style:map style:condition="value()&lt;0.03" style:apply-style-name="N184P0"/>
      <style:map style:condition="value()&gt;=0.04" style:apply-style-name="N184P1"/>
    </number:number-style>
    <number:percentage-style style:name="N185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5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5">
      <number:number number:decimal-places="2" loext:min-decimal-places="2" number:min-integer-digits="1"/>
      <number:text>%</number:text>
      <style:map style:condition="value()&lt;0.03" style:apply-style-name="N185P0"/>
      <style:map style:condition="value()&gt;=0.04" style:apply-style-name="N185P1"/>
    </number:percentage-style>
    <number:percentage-style style:name="N186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6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6">
      <style:text-properties fo:color="#00ff00"/>
      <number:number number:decimal-places="2" loext:min-decimal-places="2" number:min-integer-digits="1"/>
      <number:text>%</number:text>
      <style:map style:condition="value()&lt;0.03" style:apply-style-name="N186P0"/>
      <style:map style:condition="value()&gt;=0.04" style:apply-style-name="N186P1"/>
    </number:percentage-style>
    <number:percentage-style style:name="N187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7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7">
      <style:text-properties fo:color="#00ffff"/>
      <number:number number:decimal-places="2" loext:min-decimal-places="2" number:min-integer-digits="1"/>
      <number:text>%</number:text>
      <style:map style:condition="value()&lt;0.03" style:apply-style-name="N187P0"/>
      <style:map style:condition="value()&gt;=0.04" style:apply-style-name="N187P1"/>
    </number:percentage-style>
    <number:percentage-style style:name="N188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8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88">
      <style:text-properties fo:color="#ff00ff"/>
      <number:number number:decimal-places="2" loext:min-decimal-places="2" number:min-integer-digits="1"/>
      <number:text>%</number:text>
      <style:map style:condition="value()&lt;0.03" style:apply-style-name="N188P0"/>
      <style:map style:condition="value()&gt;=0.04" style:apply-style-name="N188P1"/>
    </number:percentage-style>
    <number:percentage-style style:name="N189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89P1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89">
      <style:text-properties fo:color="#0000ff"/>
      <number:number number:decimal-places="2" loext:min-decimal-places="2" number:min-integer-digits="1"/>
      <number:text>%</number:text>
      <style:map style:condition="value()&lt;0.03" style:apply-style-name="N189P0"/>
      <style:map style:condition="value()&gt;=0.04" style:apply-style-name="N189P1"/>
    </number:percentage-style>
    <number:percentage-style style:name="N190P0" style:volatile="true">
      <style:text-properties fo:color="#000000"/>
      <number:number number:decimal-places="2" loext:min-decimal-places="2" number:min-integer-digits="1"/>
      <number:text>%</number:text>
    </number:percentage-style>
    <number:percentage-style style:name="N190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0">
      <style:text-properties fo:color="#ff0000"/>
      <number:number number:decimal-places="2" loext:min-decimal-places="2" number:min-integer-digits="1"/>
      <number:text>%</number:text>
      <style:map style:condition="value()&lt;0.03" style:apply-style-name="N190P0"/>
      <style:map style:condition="value()&gt;=0.04" style:apply-style-name="N190P1"/>
    </number:percentage-style>
    <number:percentage-style style:name="N191P0" style:volatile="true">
      <style:text-properties fo:color="#ff0000"/>
      <number:number number:decimal-places="2" loext:min-decimal-places="2" number:min-integer-digits="1"/>
      <number:text>%</number:text>
    </number:percentage-style>
    <number:percentage-style style:name="N191P1" style:volatile="true">
      <style:text-properties fo:color="#0000ff"/>
      <number:number number:decimal-places="2" loext:min-decimal-places="2" number:min-integer-digits="1"/>
      <number:text>%</number:text>
    </number:percentage-style>
    <number:percentage-style style:name="N191">
      <style:text-properties fo:color="#000000"/>
      <number:number number:decimal-places="2" loext:min-decimal-places="2" number:min-integer-digits="1"/>
      <number:text>%</number:text>
      <style:map style:condition="value()&lt;0.03" style:apply-style-name="N191P0"/>
      <style:map style:condition="value()&gt;=0.04" style:apply-style-name="N191P1"/>
    </number:percentage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4P2" style:volatile="true">
      <number:text> -</number:text>
      <number:number number:decimal-places="0" loext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text>£</number:text>
      <number:number number:decimal-places="0" loext:min-decimal-places="0" number:min-integer-digits="1" number:grouping="true"/>
    </number:number-style>
    <number:number-style style:name="N196">
      <number:text>-£</number:text>
      <number:number number:decimal-places="0" loext:min-decimal-places="0" number:min-integer-digits="1" number:grouping="true"/>
      <style:map style:condition="value()&gt;=0" style:apply-style-name="N196P0"/>
    </number:number-style>
    <number:number-style style:name="N197P0" style:volatile="true">
      <number:text>£</number:text>
      <number:number number:decimal-places="0" loext:min-decimal-places="0" number:min-integer-digits="1" number:grouping="true"/>
    </number:number-style>
    <number:number-style style:name="N19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97P0"/>
    </number:number-style>
    <number:number-style style:name="N198">
      <number:text>£</number:text>
      <number:number number:decimal-places="2" loext:min-decimal-places="2" number:min-integer-digits="1" number:grouping="true"/>
    </number:number-style>
    <number:number-style style:name="N199P0" style:volatile="true">
      <number:text>£</number:text>
      <number:number number:decimal-places="2" loext:min-decimal-places="2" number:min-integer-digits="1" number:grouping="true"/>
    </number:number-style>
    <number:number-style style:name="N199">
      <number:text>-£</number:text>
      <number:number number:decimal-places="2" loext:min-decimal-places="2" number:min-integer-digits="1" number:grouping="true"/>
      <style:map style:condition="value()&gt;=0" style:apply-style-name="N199P0"/>
    </number:number-style>
    <number:number-style style:name="N200P0" style:volatile="true">
      <number:text>£</number:text>
      <number:number number:decimal-places="2" loext:min-decimal-places="2" number:min-integer-digits="1" number:grouping="true"/>
    </number:number-style>
    <number:number-style style:name="N20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">
      <number:text>-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">
      <number:text>-</number:text>
      <number:number number:decimal-places="2" loext:min-decimal-places="2" number:min-integer-digits="1" number:grouping="true"/>
      <style:map style:condition="value()&gt;=0" style:apply-style-name="N203P0"/>
    </number:number-style>
    <number:number-style style:name="N206P0" style:volatile="true">
      <number:number number:decimal-places="0" loext:min-decimal-places="0" number:min-integer-digits="1" number:grouping="true"/>
      <number:text> </number:text>
    </number:number-style>
    <number:number-style style:name="N20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6P2" style:volatile="true">
      <number:text> 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£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£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time-style style:name="N215">
      <number:minutes number:style="long"/>
      <number:text>:</number:text>
      <number:seconds number:style="long"/>
    </number:time-style>
    <number:time-style style:name="N2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7">
      <number:minutes number:style="long"/>
      <number:text>:</number:text>
      <number:seconds number:style="long" number:decimal-places="1"/>
    </number:time-style>
    <number:number-style style:name="N21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0P0" style:volatile="true">
      <number:number number:decimal-places="1" loext:min-decimal-places="1" number:min-integer-digits="1"/>
      <number:text> </number:text>
    </number:number-style>
    <number:number-style style:name="N220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220P0"/>
    </number:number-style>
    <number:date-style style:name="N221">
      <number:day/>
      <number:text>-</number:text>
      <number:month number:textual="true"/>
      <number:text>-</number:text>
      <number:year/>
    </number:date-style>
    <number:date-style style:name="N222">
      <number:month/>
      <number:text>/</number:text>
      <number:day/>
    </number:date-style>
    <number:date-style style:name="N223">
      <number:day number:style="long"/>
      <number:text>-</number:text>
      <number:month number:textual="true"/>
      <number:text>-</number:text>
      <number:year number:style="long"/>
    </number:date-style>
    <number:number-style style:name="N226P0" style:volatile="true">
      <number:number number:decimal-places="3" loext:min-decimal-places="3" number:min-integer-digits="1" number:grouping="true"/>
      <number:text> </number:text>
    </number:number-style>
    <number:number-style style:name="N226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26P2" style:volatile="true">
      <number:text> -</number:text>
      <number:number number:decimal-places="0" loext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9P0" style:volatile="true">
      <number:number number:decimal-places="1" loext:min-decimal-places="1" number:min-integer-digits="1" number:grouping="true"/>
      <number:text> </number:text>
    </number:number-style>
    <number:number-style style:name="N22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0P2" style:volatile="true">
      <number:text> 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£</number:text>
      <number:number number:decimal-places="3" loext:min-decimal-places="3" number:min-integer-digits="1" number:grouping="true"/>
    </number:number-style>
    <number:number-style style:name="N232">
      <number:text>£</number:text>
      <number:number number:decimal-places="4" loext:min-decimal-places="4" number:min-integer-digits="1" number:grouping="true"/>
    </number:number-style>
    <number:number-style style:name="N233">
      <number:text>£</number:text>
      <number:number number:decimal-places="5" loext:min-decimal-places="5" number:min-integer-digits="1" number:grouping="true"/>
    </number:number-style>
    <number:number-style style:name="N234">
      <number:text>£</number:text>
      <number:number number:decimal-places="6" loext:min-decimal-places="6" number:min-integer-digits="1" number:grouping="true"/>
    </number:number-style>
    <number:number-style style:name="N235">
      <number:text>£</number:text>
      <number:number number:decimal-places="7" loext:min-decimal-places="7" number:min-integer-digits="1" number:grouping="true"/>
    </number:number-style>
    <number:number-style style:name="N236">
      <number:text>£</number:text>
      <number:number number:decimal-places="8" loext:min-decimal-places="8" number:min-integer-digits="1" number:grouping="true"/>
    </number:number-style>
    <number:percentage-style style:name="N237">
      <number:number number:decimal-places="4" loext:min-decimal-places="4" number:min-integer-digits="1"/>
      <number:text>%</number:text>
    </number:percentage-style>
    <number:percentage-style style:name="N238">
      <number:number number:decimal-places="5" loext:min-decimal-places="5" number:min-integer-digits="1"/>
      <number:text>%</number:text>
    </number:percentage-style>
    <number:percentage-style style:name="N239">
      <number:number number:decimal-places="6" loext:min-decimal-places="6" number:min-integer-digits="1"/>
      <number:text>%</number:text>
    </number:percentage-style>
    <number:percentage-style style:name="N240">
      <number:number number:decimal-places="7" loext:min-decimal-places="7" number:min-integer-digits="1"/>
      <number:text>%</number:text>
    </number:percentage-style>
    <number:percentage-style style:name="N241">
      <number:number number:decimal-places="8" loext:min-decimal-places="8" number:min-integer-digits="1"/>
      <number:text>%</number:text>
    </number:percentage-style>
    <number:percentage-style style:name="N242">
      <number:number number:decimal-places="9" loext:min-decimal-places="9" number:min-integer-digits="1"/>
      <number:text>%</number:text>
    </number:percentage-style>
    <number:percentage-style style:name="N243">
      <number:number number:decimal-places="10" loext:min-decimal-places="10" number:min-integer-digits="1"/>
      <number:text>%</number:text>
    </number:percentage-style>
    <number:percentage-style style:name="N244">
      <number:number number:decimal-places="11" loext:min-decimal-places="11" number:min-integer-digits="1"/>
      <number:text>%</number:text>
    </number:percentage-style>
    <number:percentage-style style:name="N245">
      <number:number number:decimal-places="12" loext:min-decimal-places="12" number:min-integer-digits="1"/>
      <number:text>%</number:text>
    </number:percentage-style>
    <number:percentage-style style:name="N246">
      <number:number number:decimal-places="13" loext:min-decimal-places="13" number:min-integer-digits="1"/>
      <number:text>%</number:text>
    </number:percentage-style>
    <number:percentage-style style:name="N247">
      <number:number number:decimal-places="14" loext:min-decimal-places="14" number:min-integer-digits="1"/>
      <number:text>%</number:text>
    </number:percentage-style>
    <number:percentage-style style:name="N248">
      <number:number number:decimal-places="15" loext:min-decimal-places="15" number:min-integer-digits="1"/>
      <number:text>%</number:text>
    </number:percentage-style>
    <number:percentage-style style:name="N249">
      <number:number number:decimal-places="16" loext:min-decimal-places="16" number:min-integer-digits="1"/>
      <number:text>%</number:text>
    </number:percentage-style>
    <number:percentage-style style:name="N250">
      <number:number number:decimal-places="17" loext:min-decimal-places="17" number:min-integer-digits="1"/>
      <number:text>%</number:text>
    </number:percentage-style>
    <number:percentage-style style:name="N251">
      <number:number number:decimal-places="18" loext:min-decimal-places="18" number:min-integer-digits="1"/>
      <number:text>%</number:text>
    </number:percentage-style>
    <number:percentage-style style:name="N252">
      <number:number number:decimal-places="19" loext:min-decimal-places="19" number:min-integer-digits="1"/>
      <number:text>%</number:text>
    </number:percentage-style>
    <number:number-style style:name="N253P0" style:volatile="true">
      <number:number number:decimal-places="2" loext:min-decimal-places="2" number:min-integer-digits="1" number:grouping="true"/>
      <number:text> </number:text>
    </number:number-style>
    <number:number-style style:name="N2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253P0"/>
    </number:number-style>
    <number:number-style style:name="N255P0" style:volatile="true">
      <number:text>Yes</number:text>
    </number:number-style>
    <number:number-style style:name="N255P1" style:volatile="true">
      <number:text>Yes</number:text>
    </number:number-style>
    <number:number-style style:name="N255">
      <number:text>N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True</number:text>
    </number:number-style>
    <number:number-style style:name="N257P1" style:volatile="true">
      <number:text>True</number:text>
    </number:number-style>
    <number:number-style style:name="N257">
      <number:text>False</number:text>
      <style:map style:condition="value()&gt;0" style:apply-style-name="N257P0"/>
      <style:map style:condition="value()&lt;0" style:apply-style-name="N257P1"/>
    </number:number-style>
    <number:number-style style:name="N259P0" style:volatile="true">
      <number:text>On</number:text>
    </number:number-style>
    <number:number-style style:name="N259P1" style:volatile="true">
      <number:text>On</number:text>
    </number:number-style>
    <number:number-style style:name="N259">
      <number:text>Off</number:text>
      <style:map style:condition="value()&gt;0" style:apply-style-name="N259P0"/>
      <style:map style:condition="value()&lt;0" style:apply-style-name="N259P1"/>
    </number:number-style>
    <number:number-style style:name="N260">
      <number:number number:decimal-places="0" loext:min-decimal-places="0" number:min-integer-digits="5"/>
    </number:number-style>
    <number:number-style style:name="N261">
      <number:number number:decimal-places="6" loext:min-decimal-places="6" number:min-integer-digits="1"/>
    </number:number-style>
    <number:currency-style style:name="N263P0" style:volatile="true">
      <number:currency-symbol number:language="en" number:country="GB">£</number:currency-symbol>
      <number:number number:decimal-places="2" loext:min-decimal-places="2" number:min-integer-digits="0" number:grouping="true"/>
    </number:currency-style>
    <number:currency-style style:name="N26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0" number:grouping="true"/>
      <style:map style:condition="value()&gt;=0" style:apply-style-name="N263P0"/>
    </number:currency-style>
    <number:number-style style:name="N265P0" style:volatile="true">
      <number:number number:decimal-places="2" loext:min-decimal-places="2" number:min-integer-digits="1"/>
    </number:number-style>
    <number:number-style style:name="N265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5">
      <number:number number:decimal-places="0" loext:min-decimal-places="0" number:min-integer-digits="1"/>
      <style:map style:condition="value()&gt;0" style:apply-style-name="N265P0"/>
      <style:map style:condition="value()&lt;0" style:apply-style-name="N265P1"/>
    </number:number-style>
    <number:number-style style:name="N267P0" style:volatile="true">
      <number:number number:decimal-places="2" loext:min-decimal-places="2" number:min-integer-digits="1"/>
    </number:number-style>
    <number:number-style style:name="N26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7P2" style:volatile="true">
      <number:text/>
    </number:number-style>
    <number:text-style style:name="N267">
      <number:text/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number number:decimal-places="2" loext:min-decimal-places="2" number:min-integer-digits="1"/>
    </number:number-style>
    <number:number-style style:name="N268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8">
      <number:text>-</number:text>
      <style:map style:condition="value()&gt;0" style:apply-style-name="N268P0"/>
      <style:map style:condition="value()&lt;0" style:apply-style-name="N268P1"/>
    </number:number-style>
    <number:number-style style:name="N269P0" style:volatile="true">
      <number:number number:decimal-places="2" loext:min-decimal-places="2" number:min-integer-digits="1"/>
    </number:number-style>
    <number:number-style style:name="N269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269">
      <number:text/>
      <style:map style:condition="value()&gt;0" style:apply-style-name="N269P0"/>
      <style:map style:condition="value()&lt;0" style:apply-style-name="N269P1"/>
    </number:number-style>
    <number:number-style style:name="N270P0" style:volatile="true">
      <number:number number:decimal-places="2" loext:min-decimal-places="2" number:min-integer-digits="1"/>
    </number:number-style>
    <number:number-style style:name="N270">
      <number:text/>
      <style:map style:condition="value()&gt;=0" style:apply-style-name="N270P0"/>
    </number:number-style>
    <number:number-style style:name="N271P0" style:volatile="true">
      <number:number number:decimal-places="2" loext:min-decimal-places="2" number:min-integer-digits="1"/>
    </number:number-style>
    <number:number-style style:name="N271P1" style:volatile="true">
      <number:text>-</number:text>
      <number:number number:decimal-places="2" loext:min-decimal-places="2" number:min-integer-digits="1"/>
    </number:number-style>
    <number:number-style style:name="N271">
      <number:number number:min-integer-digits="1"/>
      <number:text/>
      <style:map style:condition="value()&gt;0" style:apply-style-name="N271P0"/>
      <style:map style:condition="value()&lt;0" style:apply-style-name="N271P1"/>
    </number:number-style>
    <number:currency-style style:name="N273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P1" style:volatile="true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73">
      <style:text-properties fo:color="#00ff00"/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0" style:apply-style-name="N273P0"/>
      <style:map style:condition="value()&lt;0" style:apply-style-name="N273P1"/>
    </number:currency-style>
    <number:currency-style style:name="N275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5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5P0"/>
    </number:currency-style>
    <number:currency-style style:name="N276P0" style:volatile="true">
      <number:currency-symbol number:language="de" number:country="AT">€</number:currency-symbol>
      <number:text> </number:text>
      <number:number number:decimal-places="2" loext:min-decimal-places="2" number:min-integer-digits="1"/>
    </number:currency-style>
    <number:currency-style style:name="N276">
      <number:text>-</number:text>
      <number:currency-symbol number:language="de" number:country="AT">€</number:currency-symbol>
      <number:text> </number:text>
      <number:number number:decimal-places="2" loext:min-decimal-places="2" number:min-integer-digits="1"/>
      <style:map style:condition="value()&gt;=0" style:apply-style-name="N276P0"/>
    </number:currency-style>
    <number:number-style style:name="N277P0" style:volatile="true">
      <number:number number:decimal-places="2" loext:min-decimal-places="2" number:min-integer-digits="1"/>
    </number:number-style>
    <number:number-style style:name="N277P1" style:volatile="true">
      <number:text>-</number:text>
      <number:number number:decimal-places="2" loext:min-decimal-places="2" number:min-integer-digits="1"/>
    </number:number-style>
    <number:number-style style:name="N277">
      <number:text/>
      <style:map style:condition="value()&gt;=0" style:apply-style-name="N277P0"/>
      <style:map style:condition="value()&lt;0" style:apply-style-name="N277P1"/>
    </number:number-style>
    <number:currency-style style:name="N279P0" style:volatile="true">
      <number:number number:decimal-places="2" loext:min-decimal-places="2" number:min-integer-digits="1" number:grouping="true"/>
      <number:text> </number:text>
      <number:currency-symbol>GBP</number:currency-symbol>
    </number:currency-style>
    <number:currency-style style:name="N27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GBP</number:currency-symbol>
      <style:map style:condition="value()&gt;=0" style:apply-style-name="N279P0"/>
    </number:currency-style>
    <number:percentage-style style:name="N281P0" style:volatile="true">
      <number:number number:decimal-places="2" loext:min-decimal-places="2" number:min-integer-digits="1"/>
      <number:text>%</number:text>
    </number:percentage-style>
    <number:percentage-style style:name="N281P1" style:volatile="true">
      <style:text-properties fo:color="#ff0000"/>
      <number:text>-</number:text>
      <number:number number:decimal-places="2" loext:min-decimal-places="2" number:min-integer-digits="1"/>
      <number:text>%</number:text>
    </number:percentage-style>
    <number:number-style style:name="N281">
      <number:text/>
      <style:map style:condition="value()&gt;0" style:apply-style-name="N281P0"/>
      <style:map style:condition="value()&lt;0" style:apply-style-name="N281P1"/>
    </number:number-style>
    <number:number-style style:name="N282P0" style:volatile="true">
      <number:number number:decimal-places="2" loext:min-decimal-places="2" number:min-integer-digits="1" number:grouping="true"/>
    </number:number-style>
    <number:number-style style:name="N282">
      <number:text/>
      <style:map style:condition="value()!=0" style:apply-style-name="N282P0"/>
    </number:number-style>
    <number:number-style style:name="N283P0" style:volatile="true">
      <number:number number:decimal-places="3" loext:min-decimal-places="3" number:min-integer-digits="1"/>
    </number:number-style>
    <number:number-style style:name="N283">
      <number:text/>
      <style:map style:condition="value()!=0" style:apply-style-name="N283P0"/>
    </number:number-style>
    <number:percentage-style style:name="N284P0" style:volatile="true">
      <number:number number:decimal-places="1" loext:min-decimal-places="1" number:min-integer-digits="1"/>
      <number:text>%</number:text>
    </number:percentage-style>
    <number:number-style style:name="N284">
      <number:text/>
      <style:map style:condition="value()!=0" style:apply-style-name="N284P0"/>
    </number:number-style>
    <number:percentage-style style:name="N285P0" style:volatile="true">
      <number:number number:decimal-places="1" loext:min-decimal-places="1" number:min-integer-digits="1"/>
      <number:text>%</number:text>
    </number:percentage-style>
    <number:number-style style:name="N285">
      <number:text/>
      <style:map style:condition="value()&lt;=100" style:apply-style-name="N285P0"/>
    </number:number-style>
    <number:percentage-style style:name="N286P0" style:volatile="true">
      <number:number number:decimal-places="1" loext:min-decimal-places="1" number:min-integer-digits="1"/>
      <number:text>%</number:text>
    </number:percentage-style>
    <number:percentage-style style:name="N286">
      <number:text>1</number:text>
      <number:number number:decimal-places="0" loext:min-decimal-places="0" number:min-integer-digits="2"/>
      <number:text>%</number:text>
      <style:map style:condition="value()&lt;=100" style:apply-style-name="N286P0"/>
    </number:percentage-style>
    <number:percentage-style style:name="N287P0" style:volatile="true">
      <number:number number:decimal-places="1" loext:min-decimal-places="1" number:min-integer-digits="1"/>
      <number:text>%</number:text>
    </number:percentage-style>
    <number:number-style style:name="N287">
      <number:text>100%</number:text>
      <style:map style:condition="value()&lt;=100" style:apply-style-name="N287P0"/>
    </number:number-style>
    <number:percentage-style style:name="N288P0" style:volatile="true">
      <number:number number:decimal-places="1" loext:min-decimal-places="1" number:min-integer-digits="1"/>
      <number:text>%</number:text>
    </number:percentage-style>
    <number:number-style style:name="N288">
      <number:text>100%</number:text>
      <style:map style:condition="value()&lt;100" style:apply-style-name="N288P0"/>
    </number:number-style>
    <number:number-style style:name="N290P0" style:volatile="true">
      <style:text-properties fo:color="#00ff00"/>
      <number:number number:decimal-places="2" loext:min-decimal-places="2" number:min-integer-digits="1" number:grouping="true"/>
    </number:number-style>
    <number:number-style style:name="N290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0">
      <number:text/>
      <style:map style:condition="value()&gt;0" style:apply-style-name="N290P0"/>
      <style:map style:condition="value()&lt;0" style:apply-style-name="N290P1"/>
    </number:number-style>
    <number:number-style style:name="N291P0" style:volatile="true">
      <number:number number:decimal-places="2" loext:min-decimal-places="2" number:min-integer-digits="1"/>
    </number:number-style>
    <number:number-style style:name="N291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291">
      <number:text/>
      <style:map style:condition="value()&gt;0" style:apply-style-name="N291P0"/>
      <style:map style:condition="value()&lt;0" style:apply-style-name="N291P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6:40:08.032536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e </meta:initial-creator>
    <meta:creation-date>2017-11-06T16:37:44.574895355</meta:creation-date>
    <dc:date>2017-12-03T16:40:41.922239210</dc:date>
    <dc:creator>nige </dc:creator>
    <meta:editing-duration>PT33M4S</meta:editing-duration>
    <meta:editing-cycles>37</meta:editing-cycles>
    <meta:generator>LibreOffice/5.0.6.2$Linux_X86_64 LibreOffice_project/00m0$Build-2</meta:generator>
    <meta:document-statistic meta:table-count="1" meta:cell-count="48" meta:object-count="3"/>
  </office:meta>
</office:document-meta>
</file>